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7ee" officeooo:paragraph-rsid="001387ee"/>
    </style:style>
    <style:style style:name="P2" style:family="paragraph" style:parent-style-name="Standard">
      <style:text-properties officeooo:rsid="00314591" officeooo:paragraph-rsid="00314591"/>
    </style:style>
    <style:style style:name="P3" style:family="paragraph" style:parent-style-name="Standard">
      <style:paragraph-properties fo:text-align="start" style:justify-single-word="false"/>
      <style:text-properties officeooo:rsid="00314591" officeooo:paragraph-rsid="00314591"/>
    </style:style>
    <style:style style:name="P4" style:family="paragraph" style:parent-style-name="Standard">
      <style:paragraph-properties fo:text-align="start" style:justify-single-word="false"/>
      <style:text-properties officeooo:rsid="004d2bee" officeooo:paragraph-rsid="004d2bee"/>
    </style:style>
    <style:style style:name="P5" style:family="paragraph" style:parent-style-name="Standard">
      <style:paragraph-properties fo:text-align="start" style:justify-single-word="false"/>
      <style:text-properties officeooo:rsid="00508651" officeooo:paragraph-rsid="00508651"/>
    </style:style>
    <style:style style:name="P6" style:family="paragraph" style:parent-style-name="Standard">
      <style:text-properties officeooo:rsid="005ed99e" officeooo:paragraph-rsid="005ed99e"/>
    </style:style>
    <style:style style:name="P7" style:family="paragraph" style:parent-style-name="Standard">
      <style:paragraph-properties fo:text-align="start" style:justify-single-word="false"/>
      <style:text-properties officeooo:rsid="00749c79" officeooo:paragraph-rsid="00749c79"/>
    </style:style>
    <style:style style:name="T1" style:family="text">
      <style:text-properties officeooo:rsid="001acdfa"/>
    </style:style>
    <style:style style:name="T2" style:family="text">
      <style:text-properties officeooo:rsid="001d4564"/>
    </style:style>
    <style:style style:name="T3" style:family="text">
      <style:text-properties officeooo:rsid="00221c97"/>
    </style:style>
    <style:style style:name="T4" style:family="text">
      <style:text-properties officeooo:rsid="002a0344"/>
    </style:style>
    <style:style style:name="T5" style:family="text">
      <style:text-properties officeooo:rsid="002c4376"/>
    </style:style>
    <style:style style:name="T6" style:family="text">
      <style:text-properties officeooo:rsid="0031cb5b"/>
    </style:style>
    <style:style style:name="T7" style:family="text">
      <style:text-properties officeooo:rsid="00343324"/>
    </style:style>
    <style:style style:name="T8" style:family="text">
      <style:text-properties officeooo:rsid="0035311e"/>
    </style:style>
    <style:style style:name="T9" style:family="text">
      <style:text-properties officeooo:rsid="00362f92"/>
    </style:style>
    <style:style style:name="T10" style:family="text">
      <style:text-properties officeooo:rsid="00381e88"/>
    </style:style>
    <style:style style:name="T11" style:family="text">
      <style:text-properties officeooo:rsid="003ba28f"/>
    </style:style>
    <style:style style:name="T12" style:family="text">
      <style:text-properties officeooo:rsid="003d773e"/>
    </style:style>
    <style:style style:name="T13" style:family="text">
      <style:text-properties officeooo:rsid="003f2d2f"/>
    </style:style>
    <style:style style:name="T14" style:family="text">
      <style:text-properties officeooo:rsid="003f5d2a"/>
    </style:style>
    <style:style style:name="T15" style:family="text">
      <style:text-properties officeooo:rsid="004753c0"/>
    </style:style>
    <style:style style:name="T16" style:family="text">
      <style:text-properties officeooo:rsid="004ac76e"/>
    </style:style>
    <style:style style:name="T17" style:family="text">
      <style:text-properties officeooo:rsid="004bc08b"/>
    </style:style>
    <style:style style:name="T18" style:family="text">
      <style:text-properties officeooo:rsid="004f1979"/>
    </style:style>
    <style:style style:name="T19" style:family="text">
      <style:text-properties officeooo:rsid="0050e52e"/>
    </style:style>
    <style:style style:name="T20" style:family="text">
      <style:text-properties officeooo:rsid="0052de9b"/>
    </style:style>
    <style:style style:name="T21" style:family="text">
      <style:text-properties officeooo:rsid="00533a44"/>
    </style:style>
    <style:style style:name="T22" style:family="text">
      <style:text-properties officeooo:rsid="0054d33d"/>
    </style:style>
    <style:style style:name="T23" style:family="text">
      <style:text-properties officeooo:rsid="00603d3f"/>
    </style:style>
    <style:style style:name="T24" style:family="text">
      <style:text-properties officeooo:rsid="0063ecf7"/>
    </style:style>
    <style:style style:name="T25" style:family="text">
      <style:text-properties officeooo:rsid="00704201"/>
    </style:style>
    <style:style style:name="T26" style:family="text">
      <style:text-properties officeooo:rsid="00749c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Zeit in der das Stück geschrieben wurde:</text:span></text:p>
      <text:p text:style-name="P1">- <text:span text:style-name="T2">JFK </text:span><text:span text:style-name="T3">Ich Bin ein Berliner reede</text:span></text:p>
      <text:p text:style-name="P1">- <text:span text:style-name="T3">JFK ermordet</text:span></text:p>
      <text:p text:style-name="P1">- <text:span text:style-name="T4">Nach Ende von WW II und Korea Krieg → </text:span><text:span text:style-name="T5">Anti Krieg</text:span></text:p>
      <text:p text:style-name="P1">- <text:span text:style-name="T10">während Vietnam Krieg geschrieben</text:span></text:p>
      <text:p text:style-name="P6">- Gleichberechtigung <text:span text:style-name="T23">(sowohl </text:span><text:span text:style-name="T24">S/W als auch M/F)</text:span></text:p>
      <text:p text:style-name="P6">- </text:p>
      <text:p text:style-name="P1"/>
      <text:p text:style-name="P2">2. <text:span text:style-name="T6">Haupaussagen des Texts:<text:line-break/>- </text:span><text:span text:style-name="T7">Kritik an Krieg und </text:span><text:span text:style-name="T8">an dem Profit </text:span><text:span text:style-name="T9">der Rüstungsindustrie durch krieg und das Töten anderer Menschen</text:span></text:p>
      <text:p text:style-name="P2">- <text:span text:style-name="T11">kritisiert </text:span><text:span text:style-name="T12">das behandeln von </text:span><text:span text:style-name="T13">Krieg als Schachspiel ziwschen </text:span><text:span text:style-name="T14">Präsidenten</text:span></text:p>
      <text:p text:style-name="P3">- <text:span text:style-name="T15">kritisiert Lügen und doppelmoral von Politikern</text:span></text:p>
      <text:p text:style-name="P3">- <text:span text:style-name="T16">Kritik an </text:span><text:span text:style-name="T17">Kriegsverbrechen</text:span></text:p>
      <text:p text:style-name="P3"/>
      <text:p text:style-name="P4">3. <text:span text:style-name="T18">Musikalische Mittel in Master of War:<text:line-break/></text:span><text:span text:style-name="T26">Lorem Ipsum;</text:span></text:p>
      <text:p text:style-name="P7">Yannick ist Dumm;</text:p>
      <text:p text:style-name="P4"/>
      <text:p text:style-name="P5">4. <text:span text:style-name="T19">Beziehung zwischen </text:span><text:span text:style-name="T20">Musik und Text:</text:span></text:p>
      <text:p text:style-name="P5">- <text:span text:style-name="T21">Lorem Ipsum</text:span></text:p>
      <text:p text:style-name="P5">- <text:span text:style-name="T25">Text vordergrund, Musik Hintergru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27:17.963522153</meta:creation-date>
    <dc:date>2023-04-06T11:15:38.976814009</dc:date>
    <meta:editing-duration>PT47M59S</meta:editing-duration>
    <meta:editing-cycles>51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11" meta:character-count="656" meta:non-whitespace-character-count="560"/>
  </office:meta>
</office:document-meta>
</file>